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C000004E71D5643CA8E6112F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.986cm" svg:y="-2.009cm" svg:width="11.726cm" svg:height="19.262cm" draw:z-index="0" draw:transform="translate (-8.849cm -7.622cm) rotate (4.71238898038469) translate (8.849cm 7.622cm)"><draw:image xlink:href="Pictures/10000201000002FC000004E71D5643CA8E6112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19:18.821334898</meta:creation-date>
    <dc:date>2019-07-12T10:05:57.705671275</dc:date>
    <meta:editing-duration>PT1H42M47S</meta:editing-duration>
    <meta:editing-cycles>2</meta:editing-cycles>
    <meta:generator>LibreOffice/6.2.4.2$Linux_X86_64 LibreOffice_project/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